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textbody">
      <style:graphic-properties fo:min-height="0.75cm"/>
    </style:style>
    <style:style style:name="gr2" style:family="graphic" style:parent-style-name="textbody">
      <style:graphic-properties fo:min-height="0.5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textbody">
      <style:graphic-properties fo:min-height="0.65cm"/>
    </style:style>
    <style:style style:name="gr5" style:family="graphic" style:parent-style-name="textbody">
      <style:graphic-properties fo:min-height="0.723cm"/>
    </style:style>
    <style:style style:name="gr6" style:family="graphic" style:parent-style-name="textbody">
      <style:graphic-properties fo:min-height="0.749cm"/>
    </style:style>
    <style:style style:name="gr7" style:family="graphic" style:parent-style-name="textbody">
      <style:graphic-properties fo:min-height="0.949cm"/>
    </style:style>
    <style:style style:name="gr8" style:family="graphic" style:parent-style-name="textbody">
      <style:graphic-properties fo:min-height="0.55cm"/>
    </style:style>
    <style:style style:name="gr9" style:family="graphic" style:parent-style-name="textbody">
      <style:graphic-properties fo:min-height="0.95cm"/>
    </style:style>
    <style:style style:name="gr10" style:family="graphic" style:parent-style-name="textbody">
      <style:graphic-properties fo:min-height="0.649cm"/>
    </style:style>
    <style:style style:name="gr11" style:family="graphic" style:parent-style-name="textbody">
      <style:graphic-properties fo:min-height="0.643cm"/>
    </style:style>
    <style:style style:name="gr12" style:family="graphic" style:parent-style-name="textbody">
      <style:graphic-properties fo:min-height="0.85cm"/>
    </style:style>
    <style:style style:name="gr13" style:family="graphic" style:parent-style-name="textbody">
      <style:graphic-properties fo:min-height="0.549cm"/>
    </style:style>
    <style:style style:name="gr14" style:family="graphic" style:parent-style-name="textbody">
      <style:graphic-properties fo:min-height="0.849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xml:id="id1" draw:id="id1" draw:layer="layout" svg:width="2.6cm" svg:height="1cm" svg:x="1cm" svg:y="1cm">
          <draw:text-box>
            <text:p>main(void)</text:p>
          </draw:text-box>
        </draw:frame>
        <draw:frame draw:style-name="gr2" xml:id="id2" draw:id="id2" draw:layer="layout" svg:width="3.1cm" svg:height="0.825cm" svg:x="6cm" svg:y="1.1cm">
          <draw:text-box>
            <text:p>initialiseGfx()</text:p>
          </draw:text-box>
        </draw:frame>
        <draw:frame draw:style-name="gr1" xml:id="id3" draw:id="id3" draw:layer="layout" svg:width="13.4cm" svg:height="1cm" svg:x="6cm" svg:y="2cm">
          <draw:text-box>
            <text:p>prepareFenetreGraphique(const char *nom, int largeur, int hauteur)</text:p>
          </draw:text-box>
        </draw:frame>
        <draw:connector draw:style-name="gr3" draw:text-style-name="P1" draw:layer="layout" svg:x1="3.6cm" svg:y1="1.5cm" svg:x2="6cm" svg:y2="1.512cm" draw:start-shape="id1" draw:start-glue-point="1" draw:end-shape="id2" draw:end-glue-point="3" svg:d="M3600 1500h1200v12h1200" svg:viewBox="0 0 2401 13">
          <text:p/>
        </draw:connector>
        <draw:connector draw:style-name="gr3" draw:text-style-name="P1" draw:layer="layout" svg:x1="3.6cm" svg:y1="1.5cm" svg:x2="6cm" svg:y2="2.5cm" draw:start-shape="id1" draw:start-glue-point="1" draw:end-shape="id3" svg:d="M3600 1500h1200v1000h1200" svg:viewBox="0 0 2401 1001">
          <text:p/>
        </draw:connector>
        <draw:frame draw:style-name="gr4" xml:id="id4" draw:id="id4" draw:layer="layout" svg:width="5.7cm" svg:height="0.9cm" svg:x="6cm" svg:y="3.1cm">
          <draw:text-box>
            <text:p>lanceBoucleEvenements()</text:p>
          </draw:text-box>
        </draw:frame>
        <draw:connector draw:style-name="gr3" draw:text-style-name="P1" draw:layer="layout" svg:x1="3.6cm" svg:y1="1.5cm" svg:x2="6cm" svg:y2="3.55cm" draw:start-shape="id1" draw:start-glue-point="1" draw:end-shape="id4" draw:end-glue-point="3" svg:d="M3600 1500h1200v2050h1200" svg:viewBox="0 0 2401 2051">
          <text:p/>
        </draw:connector>
        <draw:frame draw:style-name="gr4" xml:id="id5" draw:id="id5" draw:layer="layout" svg:width="6.6cm" svg:height="0.9cm" svg:x="15cm" svg:y="3.4cm">
          <draw:text-box>
            <text:p>initPlateau()</text:p>
          </draw:text-box>
        </draw:frame>
        <draw:frame draw:style-name="gr5" xml:id="id24" draw:id="id24" draw:layer="layout" svg:width="6.9cm" svg:height="0.973cm" svg:x="21.7cm" svg:y="4.4cm">
          <draw:text-box>
            <text:p>afficheMenuPrincipal()</text:p>
          </draw:text-box>
        </draw:frame>
        <draw:connector draw:style-name="gr3" draw:text-style-name="P1" draw:layer="layout" svg:x1="11.7cm" svg:y1="3.55cm" svg:x2="15cm" svg:y2="3.85cm" draw:start-shape="id4" draw:start-glue-point="1" draw:end-shape="id5" draw:end-glue-point="3" svg:d="M11700 3550h1650v300h1650" svg:viewBox="0 0 3301 301">
          <text:p/>
        </draw:connector>
        <draw:frame draw:style-name="gr4" xml:id="id25" draw:id="id25" draw:layer="layout" svg:width="5.1cm" svg:height="0.9cm" svg:x="21.7cm" svg:y="5.4cm">
          <draw:text-box>
            <text:p>afficheMenuSelection()</text:p>
          </draw:text-box>
        </draw:frame>
        <draw:frame draw:style-name="gr5" xml:id="id26" draw:id="id26" draw:layer="layout" svg:width="3.5cm" svg:height="0.973cm" svg:x="21.7cm" svg:y="6.4cm">
          <draw:text-box>
            <text:p>afficheRegles()</text:p>
          </draw:text-box>
        </draw:frame>
        <draw:frame draw:style-name="gr5" xml:id="id7" draw:id="id7" draw:layer="layout" svg:width="3.7cm" svg:height="0.973cm" svg:x="28.7cm" svg:y="8.427cm">
          <draw:text-box>
            <text:p>affichePlateau()</text:p>
          </draw:text-box>
        </draw:frame>
        <draw:frame draw:style-name="gr6" xml:id="id8" draw:id="id8" draw:layer="layout" svg:width="4.2cm" svg:height="0.999cm" svg:x="28.7cm" svg:y="9.401cm">
          <draw:text-box>
            <text:p>afficheScores()</text:p>
          </draw:text-box>
        </draw:frame>
        <draw:frame draw:style-name="gr5" xml:id="id30" draw:id="id30" draw:layer="layout" svg:width="4.6cm" svg:height="0.973cm" svg:x="28.7cm" svg:y="11.3cm">
          <draw:text-box>
            <text:p>afficheSurbrillance()</text:p>
          </draw:text-box>
        </draw:frame>
        <draw:frame draw:style-name="gr5" xml:id="id27" draw:id="id27" draw:layer="layout" svg:width="3.6cm" svg:height="0.973cm" svg:x="21.7cm" svg:y="7.427cm">
          <draw:text-box>
            <text:p>afficheVictoire()</text:p>
          </draw:text-box>
        </draw:frame>
        <draw:frame draw:style-name="gr5" xml:id="id9" draw:id="id9" draw:layer="layout" svg:width="4cm" svg:height="0.973cm" svg:x="28.7cm" svg:y="10.4cm">
          <draw:text-box>
            <text:p>afficheBoutons()</text:p>
          </draw:text-box>
        </draw:frame>
        <draw:frame draw:style-name="gr5" xml:id="id6" draw:id="id6" draw:layer="layout" svg:width="5.2cm" svg:height="0.973cm" svg:x="21.7cm" svg:y="8.427cm">
          <draw:text-box>
            <text:p>afficheCompletPlateau()</text:p>
          </draw:text-box>
        </draw:frame>
        <draw:connector draw:style-name="gr3" draw:text-style-name="P1" draw:layer="layout" svg:x1="26.9cm" svg:y1="8.913cm" svg:x2="28.7cm" svg:y2="8.913cm" draw:start-shape="id6" draw:start-glue-point="1" draw:end-shape="id7" draw:end-glue-point="3" svg:d="M26900 8913h1800" svg:viewBox="0 0 1801 1">
          <text:p/>
        </draw:connector>
        <draw:connector draw:style-name="gr3" draw:text-style-name="P1" draw:layer="layout" svg:x1="26.9cm" svg:y1="8.913cm" svg:x2="28.7cm" svg:y2="9.9cm" draw:start-shape="id6" draw:start-glue-point="1" draw:end-shape="id8" draw:end-glue-point="3" svg:d="M26900 8913h900v987h900" svg:viewBox="0 0 1801 988">
          <text:p/>
        </draw:connector>
        <draw:connector draw:style-name="gr3" draw:text-style-name="P1" draw:layer="layout" svg:x1="26.9cm" svg:y1="8.913cm" svg:x2="28.7cm" svg:y2="10.886cm" draw:start-shape="id6" draw:start-glue-point="1" draw:end-shape="id9" draw:end-glue-point="3" svg:d="M26900 8913h900v1973h900" svg:viewBox="0 0 1801 1974">
          <text:p/>
        </draw:connector>
        <draw:frame draw:style-name="gr7" xml:id="id14" draw:id="id14" draw:layer="layout" svg:width="3.2cm" svg:height="1.199cm" svg:x="15cm" svg:y="13.8cm">
          <draw:text-box>
            <text:p>calculeTour()</text:p>
          </draw:text-box>
        </draw:frame>
        <draw:frame draw:style-name="gr8" xml:id="id10" draw:id="id10" draw:layer="layout" svg:width="3.7cm" svg:height="0.8cm" svg:x="41.7cm" svg:y="8.5cm">
          <draw:text-box>
            <text:p>afficheCroix()</text:p>
          </draw:text-box>
        </draw:frame>
        <draw:frame draw:style-name="gr5" xml:id="id11" draw:id="id11" draw:layer="layout" svg:width="3.7cm" svg:height="0.973cm" svg:x="41.7cm" svg:y="9.4cm">
          <draw:text-box>
            <text:p>afficheRond()</text:p>
          </draw:text-box>
        </draw:frame>
        <draw:frame draw:style-name="gr7" xml:id="id21" draw:id="id21" draw:layer="layout" svg:width="5.9cm" svg:height="1.199cm" svg:x="15cm" svg:y="18.901cm">
          <draw:text-box>
            <text:p>recupereClicAffichage()</text:p>
          </draw:text-box>
        </draw:frame>
        <draw:frame draw:style-name="gr9" xml:id="id17" draw:id="id17" draw:layer="layout" svg:width="5.6cm" svg:height="1.2cm" svg:x="26.7cm" svg:y="15.8cm">
          <draw:text-box>
            <text:p>testVictoireDiagonale()</text:p>
          </draw:text-box>
        </draw:frame>
        <draw:frame draw:style-name="gr10" xml:id="id34" draw:id="id34" draw:layer="layout" svg:width="4.5cm" svg:height="0.899cm" svg:x="39.4cm" svg:y="19.101cm">
          <draw:text-box>
            <text:p>calculeSurbrillance()</text:p>
          </draw:text-box>
        </draw:frame>
        <draw:frame draw:style-name="gr11" xml:id="id16" draw:id="id16" draw:layer="layout" svg:width="4.4cm" svg:height="0.893cm" svg:x="26.7cm" svg:y="15.007cm">
          <draw:text-box>
            <text:p>testVictoireLigne()</text:p>
          </draw:text-box>
        </draw:frame>
        <draw:frame draw:style-name="gr5" xml:id="id15" draw:id="id15" draw:layer="layout" svg:width="3cm" svg:height="0.973cm" svg:x="21.7cm" svg:y="14.927cm">
          <draw:text-box>
            <text:p>testVictoire()</text:p>
          </draw:text-box>
        </draw:frame>
        <draw:frame draw:style-name="gr5" xml:id="id29" draw:id="id29" draw:layer="layout" svg:width="2.7cm" svg:height="0.973cm" svg:x="21.7cm" svg:y="13.8cm">
          <draw:text-box>
            <text:p>decalage()</text:p>
          </draw:text-box>
        </draw:frame>
        <draw:frame draw:style-name="gr5" xml:id="id12" draw:id="id12" draw:layer="layout" svg:width="3.7cm" svg:height="0.973cm" svg:x="41.7cm" svg:y="10.3cm">
          <draw:text-box>
            <text:p>afficheGrille()</text:p>
          </draw:text-box>
        </draw:frame>
        <draw:frame draw:style-name="gr10" xml:id="id13" draw:id="id13" draw:layer="layout" svg:width="5cm" svg:height="0.899cm" svg:x="41.7cm" svg:y="11.301cm">
          <draw:text-box>
            <text:p>afficheJoueurCourant()</text:p>
          </draw:text-box>
        </draw:frame>
        <draw:connector draw:style-name="gr3" draw:text-style-name="P1" draw:layer="layout" svg:x1="32.4cm" svg:y1="8.913cm" svg:x2="41.7cm" svg:y2="8.9cm" draw:start-shape="id7" draw:start-glue-point="1" draw:end-shape="id10" draw:end-glue-point="3" svg:d="M32400 8913h4650v-13h4650" svg:viewBox="0 0 9301 14">
          <text:p/>
        </draw:connector>
        <draw:connector draw:style-name="gr3" draw:text-style-name="P1" draw:layer="layout" svg:x1="32.4cm" svg:y1="8.913cm" svg:x2="41.7cm" svg:y2="9.886cm" draw:start-shape="id7" draw:start-glue-point="1" draw:end-shape="id11" draw:end-glue-point="3" svg:d="M32400 8913h4650v973h4650" svg:viewBox="0 0 9301 974">
          <text:p/>
        </draw:connector>
        <draw:connector draw:style-name="gr3" draw:text-style-name="P1" draw:layer="layout" svg:x1="32.4cm" svg:y1="8.913cm" svg:x2="41.7cm" svg:y2="10.786cm" draw:start-shape="id7" draw:start-glue-point="1" draw:end-shape="id12" draw:end-glue-point="3" svg:d="M32400 8913h4650v1873h4650" svg:viewBox="0 0 9301 1874">
          <text:p/>
        </draw:connector>
        <draw:connector draw:style-name="gr3" draw:text-style-name="P1" draw:layer="layout" svg:x1="32.4cm" svg:y1="8.913cm" svg:x2="41.7cm" svg:y2="11.75cm" draw:start-shape="id7" draw:start-glue-point="1" draw:end-shape="id13" draw:end-glue-point="3" svg:d="M32400 8913h4650v2837h4650" svg:viewBox="0 0 9301 2838">
          <text:p/>
        </draw:connector>
        <draw:connector draw:style-name="gr3" draw:text-style-name="P1" draw:layer="layout" svg:x1="11.7cm" svg:y1="3.55cm" svg:x2="15cm" svg:y2="14.399cm" draw:start-shape="id4" draw:start-glue-point="1" draw:end-shape="id14" draw:end-glue-point="3" svg:d="M11700 3550h1650v10849h1650" svg:viewBox="0 0 3301 10850">
          <text:p/>
        </draw:connector>
        <draw:connector draw:style-name="gr3" draw:text-style-name="P1" draw:layer="layout" svg:x1="18.3cm" svg:y1="14.399cm" svg:x2="21.7cm" svg:y2="15.413cm" draw:end-shape="id15" draw:end-glue-point="3" svg:d="M18300 14399h1450v1014h1950" svg:viewBox="0 0 3401 1015">
          <text:p/>
        </draw:connector>
        <draw:frame draw:style-name="gr10" xml:id="id18" draw:id="id18" draw:layer="layout" svg:width="5.5cm" svg:height="0.899cm" svg:x="26.7cm" svg:y="16.801cm">
          <draw:text-box>
            <text:p>testVictoireColonne()</text:p>
          </draw:text-box>
        </draw:frame>
        <draw:connector draw:style-name="gr3" draw:text-style-name="P1" draw:layer="layout" svg:x1="24.7cm" svg:y1="15.413cm" svg:x2="26.7cm" svg:y2="15.453cm" draw:start-shape="id15" draw:start-glue-point="1" draw:end-shape="id16" draw:end-glue-point="3" svg:d="M24700 15413h1000v40h1000" svg:viewBox="0 0 2001 41">
          <text:p/>
        </draw:connector>
        <draw:connector draw:style-name="gr3" draw:text-style-name="P1" draw:layer="layout" svg:x1="24.7cm" svg:y1="15.413cm" svg:x2="26.7cm" svg:y2="16.4cm" draw:start-shape="id15" draw:start-glue-point="1" draw:end-shape="id17" draw:end-glue-point="3" svg:d="M24700 15413h1000v987h1000" svg:viewBox="0 0 2001 988">
          <text:p/>
        </draw:connector>
        <draw:connector draw:style-name="gr3" draw:text-style-name="P1" draw:layer="layout" svg:x1="24.7cm" svg:y1="15.413cm" svg:x2="26.7cm" svg:y2="17.25cm" draw:start-shape="id15" draw:start-glue-point="1" draw:end-shape="id18" draw:end-glue-point="3" svg:d="M24700 15413h1000v1837h1000" svg:viewBox="0 0 2001 1838">
          <text:p/>
        </draw:connector>
        <draw:frame draw:style-name="gr12" xml:id="id39" draw:id="id39" draw:layer="layout" svg:width="3.1cm" svg:height="1.1cm" svg:x="26.2cm" svg:y="19.6cm">
          <draw:text-box>
            <text:p>clicMenu()</text:p>
          </draw:text-box>
        </draw:frame>
        <draw:frame draw:style-name="gr8" xml:id="id31" draw:id="id31" draw:layer="layout" svg:width="3cm" svg:height="0.8cm" svg:x="26.2cm" svg:y="20.5cm">
          <draw:text-box>
            <text:p>clicPlateau()</text:p>
          </draw:text-box>
        </draw:frame>
        <draw:frame draw:style-name="gr7" xml:id="id20" draw:id="id20" draw:layer="layout" svg:width="5cm" svg:height="1.199cm" svg:x="41.7cm" svg:y="6.6cm">
          <draw:text-box>
            <text:p>afficheCroixPoint()</text:p>
          </draw:text-box>
        </draw:frame>
        <draw:frame draw:style-name="gr7" xml:id="id19" draw:id="id19" draw:layer="layout" svg:width="5.1cm" svg:height="1.199cm" svg:x="41.7cm" svg:y="7.5cm">
          <draw:text-box>
            <text:p>afficheRondPoint()</text:p>
          </draw:text-box>
        </draw:frame>
        <draw:frame draw:style-name="gr13" xml:id="id22" draw:id="id22" draw:layer="layout" svg:width="5.7cm" svg:height="0.799cm" svg:x="15cm" svg:y="19.901cm">
          <draw:text-box>
            <text:p>redimensionnement()</text:p>
          </draw:text-box>
        </draw:frame>
        <draw:frame draw:style-name="gr10" xml:id="id23" draw:id="id23" draw:layer="layout" svg:width="5.9cm" svg:height="0.899cm" svg:x="15cm" svg:y="20.6cm">
          <draw:text-box>
            <text:p>redimensionnementMin()</text:p>
          </draw:text-box>
        </draw:frame>
        <draw:frame draw:style-name="gr10" xml:id="id32" draw:id="id32" draw:layer="layout" svg:width="4.9cm" svg:height="0.899cm" svg:x="39.4cm" svg:y="19.901cm">
          <draw:text-box>
            <text:p>verifieSymboleCase()</text:p>
          </draw:text-box>
        </draw:frame>
        <draw:frame draw:style-name="gr14" xml:id="id44" draw:id="id44" draw:layer="layout" svg:width="5.9cm" svg:height="1.099cm" svg:x="26.2cm" svg:y="21.3cm">
          <draw:text-box>
            <text:p>clicModeDeplacement()</text:p>
          </draw:text-box>
        </draw:frame>
        <draw:frame draw:style-name="gr7" xml:id="id35" draw:id="id35" draw:layer="layout" svg:width="8.2cm" svg:height="1.199cm" svg:x="28.7cm" svg:y="12.301cm">
          <draw:text-box>
            <text:p>affcheDeplacementInterdit()</text:p>
          </draw:text-box>
        </draw:frame>
        <draw:frame draw:style-name="gr10" xml:id="id42" draw:id="id42" draw:layer="layout" svg:width="2.4cm" svg:height="0.899cm" svg:x="21.7cm" svg:y="11.801cm">
          <draw:text-box>
            <text:p>getCase()</text:p>
          </draw:text-box>
        </draw:frame>
        <draw:frame draw:style-name="gr8" xml:id="id33" draw:id="id33" draw:layer="layout" svg:width="3.4cm" svg:height="0.8cm" svg:x="39.4cm" svg:y="20.7cm">
          <draw:text-box>
            <text:p>clicCentral()</text:p>
          </draw:text-box>
        </draw:frame>
        <draw:connector draw:style-name="gr3" draw:text-style-name="P1" draw:layer="layout" svg:x1="32.4cm" svg:y1="8.913cm" svg:x2="41.7cm" svg:y2="8.099cm" draw:start-shape="id7" draw:start-glue-point="1" draw:end-shape="id19" svg:d="M32400 8913h4650v-814h4650" svg:viewBox="0 0 9301 815">
          <text:p/>
        </draw:connector>
        <draw:connector draw:style-name="gr3" draw:text-style-name="P1" draw:layer="layout" svg:x1="32.4cm" svg:y1="8.913cm" svg:x2="41.7cm" svg:y2="7.199cm" draw:start-shape="id7" draw:start-glue-point="1" draw:end-shape="id20" draw:end-glue-point="3" svg:d="M32400 8913h4650v-1714h4650" svg:viewBox="0 0 9301 1715">
          <text:p/>
        </draw:connector>
        <draw:connector draw:style-name="gr3" draw:text-style-name="P1" draw:layer="layout" svg:x1="11.7cm" svg:y1="3.55cm" svg:x2="15cm" svg:y2="19.5cm" draw:start-shape="id4" draw:start-glue-point="1" draw:end-shape="id21" draw:end-glue-point="3" svg:d="M11700 3550h1650v15950h1650" svg:viewBox="0 0 3301 15951">
          <text:p/>
        </draw:connector>
        <draw:connector draw:style-name="gr3" draw:text-style-name="P1" draw:layer="layout" svg:x1="11.7cm" svg:y1="3.55cm" svg:x2="15cm" svg:y2="20.3cm" draw:start-shape="id4" draw:start-glue-point="1" draw:end-shape="id22" draw:end-glue-point="3" svg:d="M11700 3550h1650v16750h1650" svg:viewBox="0 0 3301 16751">
          <text:p/>
        </draw:connector>
        <draw:connector draw:style-name="gr3" draw:text-style-name="P1" draw:layer="layout" svg:x1="11.7cm" svg:y1="3.55cm" svg:x2="15cm" svg:y2="21.049cm" draw:start-shape="id4" draw:start-glue-point="1" draw:end-shape="id23" svg:d="M11700 3550h1650v17499h1650" svg:viewBox="0 0 3301 17500">
          <text:p/>
        </draw:connector>
        <draw:frame draw:style-name="gr7" xml:id="id28" draw:id="id28" draw:layer="layout" svg:width="5.5cm" svg:height="1.199cm" svg:x="15cm" svg:y="4.6cm">
          <draw:text-box>
            <text:p>gestionAffichage()</text:p>
          </draw:text-box>
        </draw:frame>
        <draw:connector draw:style-name="gr3" draw:text-style-name="P1" draw:layer="layout" svg:x1="20.6cm" svg:y1="5.199cm" svg:x2="21.7cm" svg:y2="4.886cm" draw:end-shape="id24" draw:end-glue-point="3" svg:d="M20600 5199h300v-313h800" svg:viewBox="0 0 1101 314">
          <text:p/>
        </draw:connector>
        <draw:connector draw:style-name="gr3" draw:text-style-name="P1" draw:layer="layout" svg:x1="20.6cm" svg:y1="5.199cm" svg:x2="21.7cm" svg:y2="5.85cm" draw:end-shape="id25" svg:d="M20600 5199h300v651h800" svg:viewBox="0 0 1101 652">
          <text:p/>
        </draw:connector>
        <draw:connector draw:style-name="gr3" draw:text-style-name="P1" draw:layer="layout" svg:x1="20.6cm" svg:y1="5.199cm" svg:x2="21.7cm" svg:y2="6.886cm" draw:end-shape="id26" svg:d="M20600 5199h300v1687h800" svg:viewBox="0 0 1101 1688">
          <text:p/>
        </draw:connector>
        <draw:connector draw:style-name="gr3" draw:text-style-name="P1" draw:layer="layout" svg:x1="20.6cm" svg:y1="5.199cm" svg:x2="21.7cm" svg:y2="7.913cm" draw:end-shape="id27" draw:end-glue-point="3" svg:d="M20600 5199h300v2714h800" svg:viewBox="0 0 1101 2715">
          <text:p/>
        </draw:connector>
        <draw:connector draw:style-name="gr3" draw:text-style-name="P1" draw:layer="layout" svg:x1="20.6cm" svg:y1="5.199cm" svg:x2="21.7cm" svg:y2="8.913cm" draw:end-shape="id6" draw:end-glue-point="3" svg:d="M20600 5199h300v3714h800" svg:viewBox="0 0 1101 3715">
          <text:p/>
        </draw:connector>
        <draw:connector draw:style-name="gr3" draw:text-style-name="P1" draw:layer="layout" svg:x1="11.7cm" svg:y1="3.55cm" svg:x2="15cm" svg:y2="5.199cm" draw:start-shape="id4" draw:start-glue-point="1" draw:end-shape="id28" draw:end-glue-point="3" svg:d="M11700 3550h1650v1649h1650" svg:viewBox="0 0 3301 1650">
          <text:p/>
        </draw:connector>
        <draw:connector draw:style-name="gr3" draw:text-style-name="P1" draw:layer="layout" svg:x1="18.3cm" svg:y1="14.399cm" svg:x2="21.7cm" svg:y2="14.286cm" draw:end-shape="id29" draw:end-glue-point="3" svg:d="M18300 14399h1450v-113h1950" svg:viewBox="0 0 3401 114">
          <text:p/>
        </draw:connector>
        <draw:connector draw:style-name="gr3" draw:text-style-name="P1" draw:layer="layout" svg:x1="26.9cm" svg:y1="8.913cm" svg:x2="28.7cm" svg:y2="11.786cm" draw:start-shape="id6" draw:start-glue-point="1" draw:end-shape="id30" draw:end-glue-point="3" svg:d="M26900 8913h900v2873h900" svg:viewBox="0 0 1801 2874">
          <text:p/>
        </draw:connector>
        <draw:connector draw:style-name="gr3" draw:text-style-name="P1" draw:layer="layout" svg:x1="29.2cm" svg:y1="20.9cm" svg:x2="39.4cm" svg:y2="20.35cm" draw:start-shape="id31" draw:start-glue-point="1" draw:end-shape="id32" draw:end-glue-point="3" svg:d="M29200 20900h5100v-550h5100" svg:viewBox="0 0 10201 551">
          <text:p/>
        </draw:connector>
        <draw:connector draw:style-name="gr3" draw:text-style-name="P1" draw:layer="layout" svg:x1="29.2cm" svg:y1="20.9cm" svg:x2="39.4cm" svg:y2="21.1cm" draw:start-shape="id31" draw:start-glue-point="1" draw:end-shape="id33" svg:d="M29200 20900h5100v200h5100" svg:viewBox="0 0 10201 201">
          <text:p/>
        </draw:connector>
        <draw:connector draw:style-name="gr3" draw:text-style-name="P1" draw:layer="layout" svg:x1="29.2cm" svg:y1="20.9cm" svg:x2="39.4cm" svg:y2="19.55cm" draw:start-shape="id31" draw:start-glue-point="1" draw:end-shape="id34" draw:end-glue-point="3" svg:d="M29200 20900h5100v-1350h5100" svg:viewBox="0 0 10201 1351">
          <text:p/>
        </draw:connector>
        <draw:connector draw:style-name="gr3" draw:text-style-name="P1" draw:layer="layout" svg:x1="26.9cm" svg:y1="8.913cm" svg:x2="28.7cm" svg:y2="12.9cm" draw:start-shape="id6" draw:start-glue-point="1" draw:end-shape="id35" draw:end-glue-point="3" svg:d="M26900 8913h900v3987h900" svg:viewBox="0 0 1801 3988">
          <text:p/>
        </draw:connector>
        <draw:frame draw:style-name="gr5" xml:id="id41" draw:id="id41" draw:layer="layout" svg:width="3.7cm" svg:height="0.973cm" svg:x="21.7cm" svg:y="12.827cm">
          <draw:text-box>
            <text:p>setScore()</text:p>
          </draw:text-box>
        </draw:frame>
        <draw:frame draw:style-name="gr7" xml:id="id37" draw:id="id37" draw:layer="layout" svg:width="2.5cm" svg:height="1.199cm" svg:x="23.5cm" svg:y="17.901cm">
          <draw:text-box>
            <text:p>MinMax()</text:p>
          </draw:text-box>
        </draw:frame>
        <draw:frame draw:style-name="gr14" xml:id="id38" draw:id="id38" draw:layer="layout" svg:width="4.1cm" svg:height="1.099cm" svg:x="28.5cm" svg:y="17.901cm">
          <draw:text-box>
            <text:p>evaluePlateau()</text:p>
          </draw:text-box>
        </draw:frame>
        <draw:frame draw:style-name="gr7" xml:id="id36" draw:id="id36" draw:layer="layout" svg:width="3.6cm" svg:height="1.199cm" svg:x="15cm" svg:y="17.9cm">
          <draw:text-box>
            <text:p>retourneCase()</text:p>
          </draw:text-box>
        </draw:frame>
        <draw:connector draw:style-name="gr3" draw:text-style-name="P1" draw:layer="layout" svg:x1="11.7cm" svg:y1="3.55cm" svg:x2="15cm" svg:y2="18.499cm" draw:start-shape="id4" draw:start-glue-point="1" draw:end-shape="id36" draw:end-glue-point="3" svg:d="M11700 3550h1650v14949h1650" svg:viewBox="0 0 3301 14950">
          <text:p/>
        </draw:connector>
        <draw:connector draw:style-name="gr3" draw:text-style-name="P1" draw:layer="layout" svg:x1="18.7cm" svg:y1="18.499cm" svg:x2="23.5cm" svg:y2="18.5cm" draw:end-shape="id37" svg:d="M18700 18499h2150v1h2650" svg:viewBox="0 0 4801 2">
          <text:p/>
        </draw:connector>
        <draw:connector draw:style-name="gr3" draw:text-style-name="P1" draw:layer="layout" svg:x1="26cm" svg:y1="18.5cm" svg:x2="28.5cm" svg:y2="18.45cm" draw:start-shape="id37" draw:start-glue-point="1" draw:end-shape="id38" draw:end-glue-point="3" svg:d="M26000 18500h1250v-50h1250" svg:viewBox="0 0 2501 51">
          <text:p/>
        </draw:connector>
        <draw:connector draw:style-name="gr15" draw:text-style-name="P2" draw:layer="layout" draw:type="curve" svg:x1="30.55cm" svg:y1="17.901cm" svg:x2="23.2cm" svg:y2="15.9cm" draw:start-shape="id38" draw:start-glue-point="0" draw:end-shape="id15" draw:end-glue-point="2" svg:d="M30550 17901c0-1500-7350-500-7350-2001" svg:viewBox="0 0 7351 2002">
          <text:p/>
        </draw:connector>
        <draw:connector draw:style-name="gr15" draw:text-style-name="P2" draw:layer="layout" draw:type="curve" svg:x1="24.75cm" svg:y1="17.901cm" svg:x2="21.7cm" svg:y2="14.286cm" draw:start-shape="id37" draw:start-glue-point="0" draw:end-shape="id29" draw:end-glue-point="3" svg:d="M24750 17901c0-2346-1775-1955-2725-2272s-1075-1343-325-1343" svg:viewBox="0 0 3537 3616">
          <text:p/>
        </draw:connector>
        <draw:frame draw:style-name="gr10" xml:id="id46" draw:id="id46" draw:layer="layout" svg:width="5.9cm" svg:height="0.899cm" svg:x="15cm" svg:y="22.401cm">
          <draw:text-box>
            <text:p>dimensionnePlateau()</text:p>
          </draw:text-box>
        </draw:frame>
        <draw:frame draw:style-name="gr10" xml:id="id45" draw:id="id45" draw:layer="layout" svg:width="5.9cm" svg:height="0.899cm" svg:x="15cm" svg:y="21.501cm">
          <draw:text-box>
            <text:p>selectionDim()</text:p>
          </draw:text-box>
        </draw:frame>
        <draw:connector draw:style-name="gr3" draw:text-style-name="P1" draw:layer="layout" svg:x1="21cm" svg:y1="19.5cm" svg:x2="26.2cm" svg:y2="20.15cm" draw:end-shape="id39" draw:end-glue-point="3" svg:d="M21000 19500h2350v650h2850" svg:viewBox="0 0 5201 651">
          <text:p/>
        </draw:connector>
        <draw:connector draw:style-name="gr3" draw:text-style-name="P1" draw:layer="layout" svg:x1="21cm" svg:y1="19.5cm" svg:x2="26.2cm" svg:y2="20.9cm" draw:end-shape="id31" draw:end-glue-point="3" svg:d="M21000 19500h2350v1400h2850" svg:viewBox="0 0 5201 1401">
          <text:p/>
        </draw:connector>
        <draw:frame draw:style-name="gr10" xml:id="id43" draw:id="id43" draw:layer="layout" svg:width="2.4cm" svg:height="0.899cm" svg:x="21.7cm" svg:y="10.9cm">
          <draw:text-box>
            <text:p>setCase()</text:p>
          </draw:text-box>
        </draw:frame>
        <draw:frame draw:style-name="gr5" xml:id="id40" draw:id="id40" draw:layer="layout" svg:width="3.7cm" svg:height="0.973cm" svg:x="34.3cm" svg:y="9.427cm">
          <draw:text-box>
            <text:p>getScore()</text:p>
          </draw:text-box>
        </draw:frame>
        <draw:connector draw:style-name="gr3" draw:text-style-name="P1" draw:layer="layout" svg:x1="32.9cm" svg:y1="9.9cm" svg:x2="34.3cm" svg:y2="9.913cm" draw:start-shape="id8" draw:start-glue-point="1" draw:end-shape="id40" svg:d="M32900 9900h700v13h700" svg:viewBox="0 0 1401 14">
          <text:p/>
        </draw:connector>
        <draw:connector draw:style-name="gr3" draw:text-style-name="P1" draw:layer="layout" svg:x1="18.3cm" svg:y1="14.399cm" svg:x2="21.7cm" svg:y2="13.313cm" draw:end-shape="id41" draw:end-glue-point="3" svg:d="M18300 14399h1450v-1086h1950" svg:viewBox="0 0 3401 1087">
          <text:p/>
        </draw:connector>
        <draw:connector draw:style-name="gr3" draw:text-style-name="P1" draw:layer="layout" svg:x1="18.3cm" svg:y1="14.399cm" svg:x2="21.7cm" svg:y2="12.25cm" draw:end-shape="id42" svg:d="M18300 14399h1450v-2149h1950" svg:viewBox="0 0 3401 2150">
          <text:p/>
        </draw:connector>
        <draw:connector draw:style-name="gr3" draw:text-style-name="P1" draw:layer="layout" svg:x1="18.3cm" svg:y1="14.399cm" svg:x2="21.7cm" svg:y2="11.349cm" draw:end-shape="id43" svg:d="M18300 14399h1450v-3050h1950" svg:viewBox="0 0 3401 3051">
          <text:p/>
        </draw:connector>
        <draw:connector draw:style-name="gr15" draw:text-style-name="P2" draw:layer="layout" draw:type="curve" svg:x1="18.3cm" svg:y1="14.399cm" svg:x2="36.15cm" svg:y2="10.4cm" draw:end-shape="id40" draw:end-glue-point="2" svg:d="M18300 14399c0-2623 17850-624 17850-3999" svg:viewBox="0 0 17851 4000">
          <text:p/>
        </draw:connector>
        <draw:connector draw:style-name="gr3" draw:text-style-name="P1" draw:layer="layout" svg:x1="21cm" svg:y1="19.5cm" svg:x2="26.2cm" svg:y2="21.849cm" draw:end-shape="id44" svg:d="M21000 19500h2350v2349h2850" svg:viewBox="0 0 5201 2350">
          <text:p/>
        </draw:connector>
        <draw:connector draw:style-name="gr3" draw:text-style-name="P1" draw:layer="layout" svg:x1="15cm" svg:y1="21.95cm" svg:x2="11.7cm" svg:y2="3.55cm" draw:start-shape="id45" draw:start-glue-point="3" draw:end-shape="id4" draw:end-glue-point="1" svg:d="M15000 21950h-1650v-18400h-1650" svg:viewBox="0 0 3301 18401">
          <text:p/>
        </draw:connector>
        <draw:connector draw:style-name="gr3" draw:text-style-name="P1" draw:layer="layout" svg:x1="15cm" svg:y1="22.85cm" svg:x2="11.7cm" svg:y2="3.55cm" draw:start-shape="id46" draw:start-glue-point="3" draw:end-shape="id4" draw:end-glue-point="1" svg:d="M15000 22850h-1650v-19300h-1650" svg:viewBox="0 0 3301 19301">
          <text:p/>
        </draw:connector>
        <draw:connector draw:style-name="gr15" draw:text-style-name="P2" draw:layer="layout" draw:type="curve" svg:x1="44.3cm" svg:y1="20.35cm" svg:x2="24.1cm" svg:y2="12.25cm" draw:start-shape="id32" draw:start-glue-point="1" draw:end-shape="id42" draw:end-glue-point="1" svg:d="M44300 20350c750 0 10850-8100-20200-8100" svg:viewBox="0 0 22359 8101">
          <text:p/>
        </draw:connector>
        <draw:connector draw:style-name="gr15" draw:text-style-name="P2" draw:layer="layout" draw:type="curve" svg:x1="42.8cm" svg:y1="21.1cm" svg:x2="24.1cm" svg:y2="12.25cm" draw:start-shape="id33" draw:start-glue-point="1" draw:end-shape="id42" draw:end-glue-point="1" svg:d="M42800 21100c750 0 10100-8850-18700-8850" svg:viewBox="0 0 20739 8851">
          <text:p/>
        </draw:connector>
        <draw:connector draw:style-name="gr15" draw:text-style-name="P2" draw:layer="layout" draw:type="curve" svg:x1="43.9cm" svg:y1="19.55cm" svg:x2="24.1cm" svg:y2="12.25cm" draw:start-shape="id34" draw:start-glue-point="1" draw:end-shape="id42" draw:end-glue-point="1" svg:d="M43900 19550c750 0 10650-7300-19800-7300" svg:viewBox="0 0 21927 7301">
          <text:p/>
        </draw:connector>
        <draw:connector draw:style-name="gr15" draw:text-style-name="P2" draw:layer="layout" draw:type="curve" svg:x1="41.65cm" svg:y1="19.101cm" svg:x2="24.1cm" svg:y2="11.349cm" draw:start-shape="id34" draw:start-glue-point="0" draw:end-shape="id43" draw:end-glue-point="1" svg:d="M41650 19101c0-5168-5850-7752-17550-7752" svg:viewBox="0 0 17551 77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text-properties fo:font-size="12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0cm" fo:page-height="30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09:38:35.756974057</meta:creation-date>
    <dc:date>2017-01-22T19:20:05.267129569</dc:date>
    <meta:editing-duration>PT9H50M51S</meta:editing-duration>
    <meta:editing-cycles>11</meta:editing-cycles>
    <meta:generator>LibreOffice/5.1.4.2$Linux_X86_64 LibreOffice_project/10m0$Build-2</meta:generator>
    <meta:document-statistic meta:object-count="98"/>
  </office:meta>
</office:document-meta>
</file>